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Standard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horben Schröder</meta:initial-creator>
    <meta:creation-date>2013-09-06T20:08:14</meta:creation-date>
    <meta:editing-duration>PT00H05M30S</meta:editing-duration>
    <meta:editing-cycles>2</meta:editing-cycles>
    <dc:date>2013-09-06T20:13:31</dc:date>
    <dc:creator>Thorben Schröder</dc:creator>
    <meta:document-statistic meta:object-count="23"/>
    <meta:generator>OpenOffice.org/3.1$Unix OpenOffice.org_project/310m11$Build-9399</meta:generator>
  </office:meta>
</office:document-meta>
</file>